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alk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361" calcext:value-type="float">
            <text:p>2.51361E-05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3]*1000000" office:value-type="float" office:value="25.1361" calcext:value-type="float">
            <text:p>25.136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508" calcext:value-type="float">
            <text:p>2.51508E-05</text:p>
          </table:table-cell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formula="of:=[.H4]*1000000" office:value-type="float" office:value="25.1508" calcext:value-type="float">
            <text:p>25.150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678" calcext:value-type="float">
            <text:p>2.51678E-05</text:p>
          </table:table-cell>
          <table:table-cell office:value-type="string" calcext:value-type="string">
            <text:p>offset</text:p>
          </table:table-cell>
          <table:table-cell office:value-type="float" office:value="1.5" calcext:value-type="float">
            <text:p>1.5</text:p>
          </table:table-cell>
          <table:table-cell table:formula="of:=[.H5]*1000000" office:value-type="float" office:value="25.1678" calcext:value-type="float">
            <text:p>25.167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271" calcext:value-type="float">
            <text:p>5.01271E-05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8]*1000000" office:value-type="float" office:value="50.1271" calcext:value-type="float">
            <text:p>50.127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331" calcext:value-type="float">
            <text:p>5.01331E-05</text:p>
          </table:table-cell>
          <table:table-cell office:value-type="string" calcext:value-type="string">
            <text:p>offset</text:p>
          </table:table-cell>
          <table:table-cell table:formula="of:=[.J8]+0.5" office:value-type="float" office:value="1" calcext:value-type="float">
            <text:p>1</text:p>
          </table:table-cell>
          <table:table-cell table:formula="of:=[.H9]*1000000" office:value-type="float" office:value="50.1331" calcext:value-type="float">
            <text:p>50.133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36" calcext:value-type="float">
            <text:p>0.000050136</text:p>
          </table:table-cell>
          <table:table-cell office:value-type="string" calcext:value-type="string">
            <text:p>offset</text:p>
          </table:table-cell>
          <table:table-cell table:formula="of:=[.J9]+0.5" office:value-type="float" office:value="1.5" calcext:value-type="float">
            <text:p>1.5</text:p>
          </table:table-cell>
          <table:table-cell table:formula="of:=[.H10]*1000000" office:value-type="float" office:value="50.136" calcext:value-type="float">
            <text:p>50.13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379" calcext:value-type="float">
            <text:p>5.01379E-05</text:p>
          </table:table-cell>
          <table:table-cell office:value-type="string" calcext:value-type="string">
            <text:p>offset</text:p>
          </table:table-cell>
          <table:table-cell table:formula="of:=[.J10]+0.5" office:value-type="float" office:value="2" calcext:value-type="float">
            <text:p>2</text:p>
          </table:table-cell>
          <table:table-cell table:formula="of:=[.H11]*1000000" office:value-type="float" office:value="50.1379" calcext:value-type="float">
            <text:p>50.137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394" calcext:value-type="float">
            <text:p>5.01394E-05</text:p>
          </table:table-cell>
          <table:table-cell office:value-type="string" calcext:value-type="string">
            <text:p>offset</text:p>
          </table:table-cell>
          <table:table-cell table:formula="of:=[.J11]+0.5" office:value-type="float" office:value="2.5" calcext:value-type="float">
            <text:p>2.5</text:p>
          </table:table-cell>
          <table:table-cell table:formula="of:=[.H12]*1000000" office:value-type="float" office:value="50.1394" calcext:value-type="float">
            <text:p>50.139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409" calcext:value-type="float">
            <text:p>5.01409E-05</text:p>
          </table:table-cell>
          <table:table-cell office:value-type="string" calcext:value-type="string">
            <text:p>offset</text:p>
          </table:table-cell>
          <table:table-cell table:formula="of:=[.J12]+0.5" office:value-type="float" office:value="3" calcext:value-type="float">
            <text:p>3</text:p>
          </table:table-cell>
          <table:table-cell table:formula="of:=[.H13]*1000000" office:value-type="float" office:value="50.1409" calcext:value-type="float">
            <text:p>50.140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425" calcext:value-type="float">
            <text:p>5.01425E-05</text:p>
          </table:table-cell>
          <table:table-cell office:value-type="string" calcext:value-type="string">
            <text:p>offset</text:p>
          </table:table-cell>
          <table:table-cell table:formula="of:=[.J13]+0.5" office:value-type="float" office:value="3.5" calcext:value-type="float">
            <text:p>3.5</text:p>
          </table:table-cell>
          <table:table-cell table:formula="of:=[.H14]*1000000" office:value-type="float" office:value="50.1425" calcext:value-type="float">
            <text:p>50.142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0520009" calcext:value-type="float">
            <text:p>0.0520009</text:p>
          </table:table-cell>
          <table:table-cell office:value-type="string" calcext:value-type="string">
            <text:p>start</text:p>
          </table:table-cell>
          <table:table-cell office:value-type="float" office:value="0.0000501005" calcext:value-type="float">
            <text:p>5.01005E-05</text:p>
          </table:table-cell>
          <table:table-cell office:value-type="string" calcext:value-type="string">
            <text:p>out</text:p>
          </table:table-cell>
          <table:table-cell office:value-type="float" office:value="0.0000501444" calcext:value-type="float">
            <text:p>5.01444E-05</text:p>
          </table:table-cell>
          <table:table-cell office:value-type="string" calcext:value-type="string">
            <text:p>offset</text:p>
          </table:table-cell>
          <table:table-cell table:formula="of:=[.J14]+0.5" office:value-type="float" office:value="4" calcext:value-type="float">
            <text:p>4</text:p>
          </table:table-cell>
          <table:table-cell table:formula="of:=[.H15]*1000000" office:value-type="float" office:value="50.1444" calcext:value-type="float">
            <text:p>50.1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22" calcext:value-type="float">
            <text:p>7.51222E-05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18]*1000000" office:value-type="float" office:value="75.1222" calcext:value-type="float">
            <text:p>75.122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58" calcext:value-type="float">
            <text:p>7.51258E-05</text:p>
          </table:table-cell>
          <table:table-cell office:value-type="string" calcext:value-type="string">
            <text:p>offset</text:p>
          </table:table-cell>
          <table:table-cell table:formula="of:=[.J18]+0.5" office:value-type="float" office:value="1" calcext:value-type="float">
            <text:p>1</text:p>
          </table:table-cell>
          <table:table-cell table:formula="of:=[.H19]*1000000" office:value-type="float" office:value="75.1258" calcext:value-type="float">
            <text:p>75.125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73" calcext:value-type="float">
            <text:p>7.51273E-05</text:p>
          </table:table-cell>
          <table:table-cell office:value-type="string" calcext:value-type="string">
            <text:p>offset</text:p>
          </table:table-cell>
          <table:table-cell table:formula="of:=[.J19]+0.5" office:value-type="float" office:value="1.5" calcext:value-type="float">
            <text:p>1.5</text:p>
          </table:table-cell>
          <table:table-cell table:formula="of:=[.H20]*1000000" office:value-type="float" office:value="75.1273" calcext:value-type="float">
            <text:p>75.127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81" calcext:value-type="float">
            <text:p>7.51281E-05</text:p>
          </table:table-cell>
          <table:table-cell office:value-type="string" calcext:value-type="string">
            <text:p>offset</text:p>
          </table:table-cell>
          <table:table-cell table:formula="of:=[.J20]+0.5" office:value-type="float" office:value="2" calcext:value-type="float">
            <text:p>2</text:p>
          </table:table-cell>
          <table:table-cell table:formula="of:=[.H21]*1000000" office:value-type="float" office:value="75.1281" calcext:value-type="float">
            <text:p>75.128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86" calcext:value-type="float">
            <text:p>7.51286E-05</text:p>
          </table:table-cell>
          <table:table-cell office:value-type="string" calcext:value-type="string">
            <text:p>offset</text:p>
          </table:table-cell>
          <table:table-cell table:formula="of:=[.J21]+0.5" office:value-type="float" office:value="2.5" calcext:value-type="float">
            <text:p>2.5</text:p>
          </table:table-cell>
          <table:table-cell table:formula="of:=[.H22]*1000000" office:value-type="float" office:value="75.1286" calcext:value-type="float">
            <text:p>75.128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9" calcext:value-type="float">
            <text:p>0.000075129</text:p>
          </table:table-cell>
          <table:table-cell office:value-type="string" calcext:value-type="string">
            <text:p>offset</text:p>
          </table:table-cell>
          <table:table-cell table:formula="of:=[.J22]+0.5" office:value-type="float" office:value="3" calcext:value-type="float">
            <text:p>3</text:p>
          </table:table-cell>
          <table:table-cell table:formula="of:=[.H23]*1000000" office:value-type="float" office:value="75.129" calcext:value-type="float">
            <text:p>75.12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94" calcext:value-type="float">
            <text:p>7.51294E-05</text:p>
          </table:table-cell>
          <table:table-cell office:value-type="string" calcext:value-type="string">
            <text:p>offset</text:p>
          </table:table-cell>
          <table:table-cell table:formula="of:=[.J23]+0.5" office:value-type="float" office:value="3.5" calcext:value-type="float">
            <text:p>3.5</text:p>
          </table:table-cell>
          <table:table-cell table:formula="of:=[.H24]*1000000" office:value-type="float" office:value="75.1294" calcext:value-type="float">
            <text:p>75.129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51298" calcext:value-type="float">
            <text:p>7.51298E-05</text:p>
          </table:table-cell>
          <table:table-cell office:value-type="string" calcext:value-type="string">
            <text:p>offset</text:p>
          </table:table-cell>
          <table:table-cell table:formula="of:=[.J24]+0.5" office:value-type="float" office:value="4" calcext:value-type="float">
            <text:p>4</text:p>
          </table:table-cell>
          <table:table-cell table:formula="of:=[.H25]*1000000" office:value-type="float" office:value="75.1298" calcext:value-type="float">
            <text:p>75.129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104001" calcext:value-type="float">
            <text:p>0.104001</text:p>
          </table:table-cell>
          <table:table-cell office:value-type="string" calcext:value-type="string">
            <text:p>start</text:p>
          </table:table-cell>
          <table:table-cell office:value-type="float" office:value="0.0000751005" calcext:value-type="float">
            <text:p>7.51005E-05</text:p>
          </table:table-cell>
          <table:table-cell office:value-type="string" calcext:value-type="string">
            <text:p>out</text:p>
          </table:table-cell>
          <table:table-cell office:value-type="float" office:value="0.0000762676" calcext:value-type="float">
            <text:p>7.62676E-05</text:p>
          </table:table-cell>
          <table:table-cell office:value-type="string" calcext:value-type="string">
            <text:p>offset</text:p>
          </table:table-cell>
          <table:table-cell office:value-type="float" office:value="-0.5" calcext:value-type="float">
            <text:p>-0.5</text:p>
          </table:table-cell>
          <table:table-cell table:formula="of:=[.H26]*1000000" office:value-type="float" office:value="76.2676" calcext:value-type="float">
            <text:p>76.267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19" calcext:value-type="float">
            <text:p>0.000100119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29]*1000000" office:value-type="float" office:value="100.119" calcext:value-type="float">
            <text:p>1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2" calcext:value-type="float">
            <text:p>0.000100122</text:p>
          </table:table-cell>
          <table:table-cell office:value-type="string" calcext:value-type="string">
            <text:p>offset</text:p>
          </table:table-cell>
          <table:table-cell table:formula="of:=[.J29]+0.5" office:value-type="float" office:value="1" calcext:value-type="float">
            <text:p>1</text:p>
          </table:table-cell>
          <table:table-cell table:formula="of:=[.H30]*1000000" office:value-type="float" office:value="100.122" calcext:value-type="float">
            <text:p>100.12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3" calcext:value-type="float">
            <text:p>0.000100123</text:p>
          </table:table-cell>
          <table:table-cell office:value-type="string" calcext:value-type="string">
            <text:p>offset</text:p>
          </table:table-cell>
          <table:table-cell table:formula="of:=[.J30]+0.5" office:value-type="float" office:value="1.5" calcext:value-type="float">
            <text:p>1.5</text:p>
          </table:table-cell>
          <table:table-cell table:formula="of:=[.H31]*1000000" office:value-type="float" office:value="100.123" calcext:value-type="float">
            <text:p>100.1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3" calcext:value-type="float">
            <text:p>0.000100123</text:p>
          </table:table-cell>
          <table:table-cell office:value-type="string" calcext:value-type="string">
            <text:p>offset</text:p>
          </table:table-cell>
          <table:table-cell table:formula="of:=[.J31]+0.5" office:value-type="float" office:value="2" calcext:value-type="float">
            <text:p>2</text:p>
          </table:table-cell>
          <table:table-cell table:formula="of:=[.H32]*1000000" office:value-type="float" office:value="100.123" calcext:value-type="float">
            <text:p>100.1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3" calcext:value-type="float">
            <text:p>0.000100123</text:p>
          </table:table-cell>
          <table:table-cell office:value-type="string" calcext:value-type="string">
            <text:p>offset</text:p>
          </table:table-cell>
          <table:table-cell table:formula="of:=[.J32]+0.5" office:value-type="float" office:value="2.5" calcext:value-type="float">
            <text:p>2.5</text:p>
          </table:table-cell>
          <table:table-cell table:formula="of:=[.H33]*1000000" office:value-type="float" office:value="100.123" calcext:value-type="float">
            <text:p>100.1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4" calcext:value-type="float">
            <text:p>0.000100124</text:p>
          </table:table-cell>
          <table:table-cell office:value-type="string" calcext:value-type="string">
            <text:p>offset</text:p>
          </table:table-cell>
          <table:table-cell table:formula="of:=[.J33]+0.5" office:value-type="float" office:value="3" calcext:value-type="float">
            <text:p>3</text:p>
          </table:table-cell>
          <table:table-cell table:formula="of:=[.H34]*1000000" office:value-type="float" office:value="100.124" calcext:value-type="float">
            <text:p>100.12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4" calcext:value-type="float">
            <text:p>0.000100124</text:p>
          </table:table-cell>
          <table:table-cell office:value-type="string" calcext:value-type="string">
            <text:p>offset</text:p>
          </table:table-cell>
          <table:table-cell table:formula="of:=[.J34]+0.5" office:value-type="float" office:value="3.5" calcext:value-type="float">
            <text:p>3.5</text:p>
          </table:table-cell>
          <table:table-cell table:formula="of:=[.H35]*1000000" office:value-type="float" office:value="100.124" calcext:value-type="float">
            <text:p>100.12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0124" calcext:value-type="float">
            <text:p>0.000100124</text:p>
          </table:table-cell>
          <table:table-cell office:value-type="string" calcext:value-type="string">
            <text:p>offset</text:p>
          </table:table-cell>
          <table:table-cell table:formula="of:=[.J35]+0.5" office:value-type="float" office:value="4" calcext:value-type="float">
            <text:p>4</text:p>
          </table:table-cell>
          <table:table-cell table:formula="of:=[.H36]*1000000" office:value-type="float" office:value="100.124" calcext:value-type="float">
            <text:p>100.12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2369" calcext:value-type="float">
            <text:p>0.000102369</text:p>
          </table:table-cell>
          <table:table-cell office:value-type="string" calcext:value-type="string">
            <text:p>offset</text:p>
          </table:table-cell>
          <table:table-cell office:value-type="float" office:value="-0.5" calcext:value-type="float">
            <text:p>-0.5</text:p>
          </table:table-cell>
          <table:table-cell table:formula="of:=[.H37]*1000000" office:value-type="float" office:value="102.369" calcext:value-type="float">
            <text:p>102.36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208001" calcext:value-type="float">
            <text:p>0.208001</text:p>
          </table:table-cell>
          <table:table-cell office:value-type="string" calcext:value-type="string">
            <text:p>start</text:p>
          </table:table-cell>
          <table:table-cell office:value-type="float" office:value="0.000100101" calcext:value-type="float">
            <text:p>0.000100101</text:p>
          </table:table-cell>
          <table:table-cell office:value-type="string" calcext:value-type="string">
            <text:p>out</text:p>
          </table:table-cell>
          <table:table-cell office:value-type="float" office:value="0.000101258" calcext:value-type="float">
            <text:p>0.000101258</text:p>
          </table:table-cell>
          <table:table-cell office:value-type="string" calcext:value-type="string">
            <text:p>offset</text:p>
          </table:table-cell>
          <table:table-cell office:value-type="float" office:value="-1" calcext:value-type="float">
            <text:p>-1</text:p>
          </table:table-cell>
          <table:table-cell table:formula="of:=[.H38]*1000000" office:value-type="float" office:value="101.258" calcext:value-type="float">
            <text:p>101.25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18" calcext:value-type="float">
            <text:p>0.000125118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41]*1000000" office:value-type="float" office:value="125.118" calcext:value-type="float">
            <text:p>125.11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" calcext:value-type="float">
            <text:p>0.00012512</text:p>
          </table:table-cell>
          <table:table-cell office:value-type="string" calcext:value-type="string">
            <text:p>offset</text:p>
          </table:table-cell>
          <table:table-cell table:formula="of:=[.J41]+0.5" office:value-type="float" office:value="1" calcext:value-type="float">
            <text:p>1</text:p>
          </table:table-cell>
          <table:table-cell table:formula="of:=[.H42]*1000000" office:value-type="float" office:value="125.12" calcext:value-type="float">
            <text:p>125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1" calcext:value-type="float">
            <text:p>0.000125121</text:p>
          </table:table-cell>
          <table:table-cell office:value-type="string" calcext:value-type="string">
            <text:p>offset</text:p>
          </table:table-cell>
          <table:table-cell table:formula="of:=[.J42]+0.5" office:value-type="float" office:value="1.5" calcext:value-type="float">
            <text:p>1.5</text:p>
          </table:table-cell>
          <table:table-cell table:formula="of:=[.H43]*1000000" office:value-type="float" office:value="125.121" calcext:value-type="float">
            <text:p>125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1" calcext:value-type="float">
            <text:p>0.000125121</text:p>
          </table:table-cell>
          <table:table-cell office:value-type="string" calcext:value-type="string">
            <text:p>offset</text:p>
          </table:table-cell>
          <table:table-cell table:formula="of:=[.J43]+0.5" office:value-type="float" office:value="2" calcext:value-type="float">
            <text:p>2</text:p>
          </table:table-cell>
          <table:table-cell table:formula="of:=[.H44]*1000000" office:value-type="float" office:value="125.121" calcext:value-type="float">
            <text:p>125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1" calcext:value-type="float">
            <text:p>0.000125121</text:p>
          </table:table-cell>
          <table:table-cell office:value-type="string" calcext:value-type="string">
            <text:p>offset</text:p>
          </table:table-cell>
          <table:table-cell table:formula="of:=[.J44]+0.5" office:value-type="float" office:value="2.5" calcext:value-type="float">
            <text:p>2.5</text:p>
          </table:table-cell>
          <table:table-cell table:formula="of:=[.H45]*1000000" office:value-type="float" office:value="125.121" calcext:value-type="float">
            <text:p>125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1" calcext:value-type="float">
            <text:p>0.000125121</text:p>
          </table:table-cell>
          <table:table-cell office:value-type="string" calcext:value-type="string">
            <text:p>offset</text:p>
          </table:table-cell>
          <table:table-cell table:formula="of:=[.J45]+0.5" office:value-type="float" office:value="3" calcext:value-type="float">
            <text:p>3</text:p>
          </table:table-cell>
          <table:table-cell table:formula="of:=[.H46]*1000000" office:value-type="float" office:value="125.121" calcext:value-type="float">
            <text:p>125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1" calcext:value-type="float">
            <text:p>0.000125121</text:p>
          </table:table-cell>
          <table:table-cell office:value-type="string" calcext:value-type="string">
            <text:p>offset</text:p>
          </table:table-cell>
          <table:table-cell table:formula="of:=[.J46]+0.5" office:value-type="float" office:value="3.5" calcext:value-type="float">
            <text:p>3.5</text:p>
          </table:table-cell>
          <table:table-cell table:formula="of:=[.H47]*1000000" office:value-type="float" office:value="125.121" calcext:value-type="float">
            <text:p>125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121" calcext:value-type="float">
            <text:p>0.000125121</text:p>
          </table:table-cell>
          <table:table-cell office:value-type="string" calcext:value-type="string">
            <text:p>offset</text:p>
          </table:table-cell>
          <table:table-cell table:formula="of:=[.J47]+0.5" office:value-type="float" office:value="4" calcext:value-type="float">
            <text:p>4</text:p>
          </table:table-cell>
          <table:table-cell table:formula="of:=[.H48]*1000000" office:value-type="float" office:value="125.121" calcext:value-type="float">
            <text:p>125.12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842" calcext:value-type="float">
            <text:p>0.00012842</text:p>
          </table:table-cell>
          <table:table-cell office:value-type="string" calcext:value-type="string">
            <text:p>offset</text:p>
          </table:table-cell>
          <table:table-cell office:value-type="float" office:value="-0.5" calcext:value-type="float">
            <text:p>-0.5</text:p>
          </table:table-cell>
          <table:table-cell table:formula="of:=[.H49]*1000000" office:value-type="float" office:value="128.42" calcext:value-type="float">
            <text:p>128.4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7328" calcext:value-type="float">
            <text:p>0.000127328</text:p>
          </table:table-cell>
          <table:table-cell office:value-type="string" calcext:value-type="string">
            <text:p>offset</text:p>
          </table:table-cell>
          <table:table-cell table:formula="of:=[.J49]-0.5" office:value-type="float" office:value="-1" calcext:value-type="float">
            <text:p>-1</text:p>
          </table:table-cell>
          <table:table-cell table:formula="of:=[.H50]*1000000" office:value-type="float" office:value="127.328" calcext:value-type="float">
            <text:p>127.32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6694" calcext:value-type="float">
            <text:p>0.000126694</text:p>
          </table:table-cell>
          <table:table-cell office:value-type="string" calcext:value-type="string">
            <text:p>offset</text:p>
          </table:table-cell>
          <table:table-cell table:formula="of:=[.J50]-0.5" office:value-type="float" office:value="-1.5" calcext:value-type="float">
            <text:p>-1.5</text:p>
          </table:table-cell>
          <table:table-cell table:formula="of:=[.H51]*1000000" office:value-type="float" office:value="126.694" calcext:value-type="float">
            <text:p>126.69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416001" calcext:value-type="float">
            <text:p>0.416001</text:p>
          </table:table-cell>
          <table:table-cell office:value-type="string" calcext:value-type="string">
            <text:p>start</text:p>
          </table:table-cell>
          <table:table-cell office:value-type="float" office:value="0.000125101" calcext:value-type="float">
            <text:p>0.000125101</text:p>
          </table:table-cell>
          <table:table-cell office:value-type="string" calcext:value-type="string">
            <text:p>out</text:p>
          </table:table-cell>
          <table:table-cell office:value-type="float" office:value="0.000125744" calcext:value-type="float">
            <text:p>0.000125744</text:p>
          </table:table-cell>
          <table:table-cell office:value-type="string" calcext:value-type="string">
            <text:p>offset</text:p>
          </table:table-cell>
          <table:table-cell table:formula="of:=[.J51]-0.5" office:value-type="float" office:value="-2" calcext:value-type="float">
            <text:p>-2</text:p>
          </table:table-cell>
          <table:table-cell table:formula="of:=[.H52]*1000000" office:value-type="float" office:value="125.744" calcext:value-type="float">
            <text:p>125.7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7" calcext:value-type="float">
            <text:p>0.000150117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55]*1000000" office:value-type="float" office:value="150.117" calcext:value-type="float">
            <text:p>150.11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19" calcext:value-type="float">
            <text:p>0.000150119</text:p>
          </table:table-cell>
          <table:table-cell office:value-type="string" calcext:value-type="string">
            <text:p>offset</text:p>
          </table:table-cell>
          <table:table-cell table:formula="of:=[.J55]+0.5" office:value-type="float" office:value="1" calcext:value-type="float">
            <text:p>1</text:p>
          </table:table-cell>
          <table:table-cell table:formula="of:=[.H56]*1000000" office:value-type="float" office:value="150.119" calcext:value-type="float">
            <text:p>15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table:formula="of:=[.J56]+0.5" office:value-type="float" office:value="1.5" calcext:value-type="float">
            <text:p>1.5</text:p>
          </table:table-cell>
          <table:table-cell table:formula="of:=[.H57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table:formula="of:=[.J57]+0.5" office:value-type="float" office:value="2" calcext:value-type="float">
            <text:p>2</text:p>
          </table:table-cell>
          <table:table-cell table:formula="of:=[.H58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table:formula="of:=[.J58]+0.5" office:value-type="float" office:value="2.5" calcext:value-type="float">
            <text:p>2.5</text:p>
          </table:table-cell>
          <table:table-cell table:formula="of:=[.H59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table:formula="of:=[.J59]+0.5" office:value-type="float" office:value="3" calcext:value-type="float">
            <text:p>3</text:p>
          </table:table-cell>
          <table:table-cell table:formula="of:=[.H60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table:formula="of:=[.J60]+0.5" office:value-type="float" office:value="3.5" calcext:value-type="float">
            <text:p>3.5</text:p>
          </table:table-cell>
          <table:table-cell table:formula="of:=[.H61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012" calcext:value-type="float">
            <text:p>0.00015012</text:p>
          </table:table-cell>
          <table:table-cell office:value-type="string" calcext:value-type="string">
            <text:p>offset</text:p>
          </table:table-cell>
          <table:table-cell table:formula="of:=[.J61]+0.5" office:value-type="float" office:value="4" calcext:value-type="float">
            <text:p>4</text:p>
          </table:table-cell>
          <table:table-cell table:formula="of:=[.H62]*1000000" office:value-type="float" office:value="150.12" calcext:value-type="float">
            <text:p>150.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4472" calcext:value-type="float">
            <text:p>0.000154472</text:p>
          </table:table-cell>
          <table:table-cell office:value-type="string" calcext:value-type="string">
            <text:p>offset</text:p>
          </table:table-cell>
          <table:table-cell office:value-type="float" office:value="-0.5" calcext:value-type="float">
            <text:p>-0.5</text:p>
          </table:table-cell>
          <table:table-cell table:formula="of:=[.H63]*1000000" office:value-type="float" office:value="154.472" calcext:value-type="float">
            <text:p>154.47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3381" calcext:value-type="float">
            <text:p>0.000153381</text:p>
          </table:table-cell>
          <table:table-cell office:value-type="string" calcext:value-type="string">
            <text:p>offset</text:p>
          </table:table-cell>
          <table:table-cell table:formula="of:=[.J63]-0.5" office:value-type="float" office:value="-1" calcext:value-type="float">
            <text:p>-1</text:p>
          </table:table-cell>
          <table:table-cell table:formula="of:=[.H64]*1000000" office:value-type="float" office:value="153.381" calcext:value-type="float">
            <text:p>153.38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2747" calcext:value-type="float">
            <text:p>0.000152747</text:p>
          </table:table-cell>
          <table:table-cell office:value-type="string" calcext:value-type="string">
            <text:p>offset</text:p>
          </table:table-cell>
          <table:table-cell table:formula="of:=[.J64]-0.5" office:value-type="float" office:value="-1.5" calcext:value-type="float">
            <text:p>-1.5</text:p>
          </table:table-cell>
          <table:table-cell table:formula="of:=[.H65]*1000000" office:value-type="float" office:value="152.747" calcext:value-type="float">
            <text:p>152.74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195" calcext:value-type="float">
            <text:p>0.00015195</text:p>
          </table:table-cell>
          <table:table-cell office:value-type="string" calcext:value-type="string">
            <text:p>offset</text:p>
          </table:table-cell>
          <table:table-cell table:formula="of:=[.J65]-0.5" office:value-type="float" office:value="-2" calcext:value-type="float">
            <text:p>-2</text:p>
          </table:table-cell>
          <table:table-cell table:formula="of:=[.H66]*1000000" office:value-type="float" office:value="151.95" calcext:value-type="float">
            <text:p>151.9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1666" calcext:value-type="float">
            <text:p>0.000151666</text:p>
          </table:table-cell>
          <table:table-cell office:value-type="string" calcext:value-type="string">
            <text:p>offset</text:p>
          </table:table-cell>
          <table:table-cell table:formula="of:=[.J66]-0.5" office:value-type="float" office:value="-2.5" calcext:value-type="float">
            <text:p>-2.5</text:p>
          </table:table-cell>
          <table:table-cell table:formula="of:=[.H67]*1000000" office:value-type="float" office:value="151.666" calcext:value-type="float">
            <text:p>151.66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1425" calcext:value-type="float">
            <text:p>0.000151425</text:p>
          </table:table-cell>
          <table:table-cell office:value-type="string" calcext:value-type="string">
            <text:p>offset</text:p>
          </table:table-cell>
          <table:table-cell table:formula="of:=[.J67]-0.5" office:value-type="float" office:value="-3" calcext:value-type="float">
            <text:p>-3</text:p>
          </table:table-cell>
          <table:table-cell table:formula="of:=[.H68]*1000000" office:value-type="float" office:value="151.425" calcext:value-type="float">
            <text:p>151.42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.832001" calcext:value-type="float">
            <text:p>0.832001</text:p>
          </table:table-cell>
          <table:table-cell office:value-type="string" calcext:value-type="string">
            <text:p>start</text:p>
          </table:table-cell>
          <table:table-cell office:value-type="float" office:value="0.000150101" calcext:value-type="float">
            <text:p>0.000150101</text:p>
          </table:table-cell>
          <table:table-cell office:value-type="string" calcext:value-type="string">
            <text:p>out</text:p>
          </table:table-cell>
          <table:table-cell office:value-type="float" office:value="0.000151217" calcext:value-type="float">
            <text:p>0.000151217</text:p>
          </table:table-cell>
          <table:table-cell office:value-type="string" calcext:value-type="string">
            <text:p>offset</text:p>
          </table:table-cell>
          <table:table-cell table:formula="of:=[.J68]-0.5" office:value-type="float" office:value="-3.5" calcext:value-type="float">
            <text:p>-3.5</text:p>
          </table:table-cell>
          <table:table-cell table:formula="of:=[.H69]*1000000" office:value-type="float" office:value="151.217" calcext:value-type="float">
            <text:p>151.21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7" calcext:value-type="float">
            <text:p>0.000175117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72]*1000000" office:value-type="float" office:value="175.117" calcext:value-type="float">
            <text:p>175.11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table:formula="of:=[.J72]+0.5" office:value-type="float" office:value="1" calcext:value-type="float">
            <text:p>1</text:p>
          </table:table-cell>
          <table:table-cell table:formula="of:=[.H73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table:formula="of:=[.J73]+0.5" office:value-type="float" office:value="1.5" calcext:value-type="float">
            <text:p>1.5</text:p>
          </table:table-cell>
          <table:table-cell table:formula="of:=[.H74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table:formula="of:=[.J74]+0.5" office:value-type="float" office:value="2" calcext:value-type="float">
            <text:p>2</text:p>
          </table:table-cell>
          <table:table-cell table:formula="of:=[.H75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table:formula="of:=[.J75]+0.5" office:value-type="float" office:value="2.5" calcext:value-type="float">
            <text:p>2.5</text:p>
          </table:table-cell>
          <table:table-cell table:formula="of:=[.H76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table:formula="of:=[.J76]+0.5" office:value-type="float" office:value="3" calcext:value-type="float">
            <text:p>3</text:p>
          </table:table-cell>
          <table:table-cell table:formula="of:=[.H77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table:formula="of:=[.J77]+0.5" office:value-type="float" office:value="3.5" calcext:value-type="float">
            <text:p>3.5</text:p>
          </table:table-cell>
          <table:table-cell table:formula="of:=[.H78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5119" calcext:value-type="float">
            <text:p>0.000175119</text:p>
          </table:table-cell>
          <table:table-cell office:value-type="string" calcext:value-type="string">
            <text:p>offset</text:p>
          </table:table-cell>
          <table:table-cell table:formula="of:=[.J78]+0.5" office:value-type="float" office:value="4" calcext:value-type="float">
            <text:p>4</text:p>
          </table:table-cell>
          <table:table-cell table:formula="of:=[.H79]*1000000" office:value-type="float" office:value="175.119" calcext:value-type="float">
            <text:p>175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80523" calcext:value-type="float">
            <text:p>0.000180523</text:p>
          </table:table-cell>
          <table:table-cell office:value-type="string" calcext:value-type="string">
            <text:p>offset</text:p>
          </table:table-cell>
          <table:table-cell office:value-type="float" office:value="-0.5" calcext:value-type="float">
            <text:p>-0.5</text:p>
          </table:table-cell>
          <table:table-cell table:formula="of:=[.H80]*1000000" office:value-type="float" office:value="180.523" calcext:value-type="float">
            <text:p>180.5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9432" calcext:value-type="float">
            <text:p>0.000179432</text:p>
          </table:table-cell>
          <table:table-cell office:value-type="string" calcext:value-type="string">
            <text:p>offset</text:p>
          </table:table-cell>
          <table:table-cell table:formula="of:=[.J80]-0.5" office:value-type="float" office:value="-1" calcext:value-type="float">
            <text:p>-1</text:p>
          </table:table-cell>
          <table:table-cell table:formula="of:=[.H81]*1000000" office:value-type="float" office:value="179.432" calcext:value-type="float">
            <text:p>179.43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6287" calcext:value-type="float">
            <text:p>0.000176287</text:p>
          </table:table-cell>
          <table:table-cell office:value-type="string" calcext:value-type="string">
            <text:p>offset</text:p>
          </table:table-cell>
          <table:table-cell table:formula="of:=[.J81]-0.5" office:value-type="float" office:value="-1.5" calcext:value-type="float">
            <text:p>-1.5</text:p>
          </table:table-cell>
          <table:table-cell table:formula="of:=[.H82]*1000000" office:value-type="float" office:value="176.287" calcext:value-type="float">
            <text:p>176.28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8798" calcext:value-type="float">
            <text:p>0.000178798</text:p>
          </table:table-cell>
          <table:table-cell office:value-type="string" calcext:value-type="string">
            <text:p>offset</text:p>
          </table:table-cell>
          <table:table-cell table:formula="of:=[.J82]-0.5" office:value-type="float" office:value="-2" calcext:value-type="float">
            <text:p>-2</text:p>
          </table:table-cell>
          <table:table-cell table:formula="of:=[.H83]*1000000" office:value-type="float" office:value="178.798" calcext:value-type="float">
            <text:p>178.79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8001" calcext:value-type="float">
            <text:p>0.000178001</text:p>
          </table:table-cell>
          <table:table-cell office:value-type="string" calcext:value-type="string">
            <text:p>offset</text:p>
          </table:table-cell>
          <table:table-cell table:formula="of:=[.J83]-0.5" office:value-type="float" office:value="-2.5" calcext:value-type="float">
            <text:p>-2.5</text:p>
          </table:table-cell>
          <table:table-cell table:formula="of:=[.H84]*1000000" office:value-type="float" office:value="178.001" calcext:value-type="float">
            <text:p>178.00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7716" calcext:value-type="float">
            <text:p>0.000177716</text:p>
          </table:table-cell>
          <table:table-cell office:value-type="string" calcext:value-type="string">
            <text:p>offset</text:p>
          </table:table-cell>
          <table:table-cell table:formula="of:=[.J84]-0.5" office:value-type="float" office:value="-3" calcext:value-type="float">
            <text:p>-3</text:p>
          </table:table-cell>
          <table:table-cell table:formula="of:=[.H85]*1000000" office:value-type="float" office:value="177.716" calcext:value-type="float">
            <text:p>177.71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7476" calcext:value-type="float">
            <text:p>0.000177476</text:p>
          </table:table-cell>
          <table:table-cell office:value-type="string" calcext:value-type="string">
            <text:p>offset</text:p>
          </table:table-cell>
          <table:table-cell table:formula="of:=[.J85]-0.5" office:value-type="float" office:value="-3.5" calcext:value-type="float">
            <text:p>-3.5</text:p>
          </table:table-cell>
          <table:table-cell table:formula="of:=[.H86]*1000000" office:value-type="float" office:value="177.476" calcext:value-type="float">
            <text:p>177.47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664" calcext:value-type="float">
            <text:p>1.664</text:p>
          </table:table-cell>
          <table:table-cell office:value-type="string" calcext:value-type="string">
            <text:p>start</text:p>
          </table:table-cell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out</text:p>
          </table:table-cell>
          <table:table-cell office:value-type="float" office:value="0.000177268" calcext:value-type="float">
            <text:p>0.000177268</text:p>
          </table:table-cell>
          <table:table-cell office:value-type="string" calcext:value-type="string">
            <text:p>offset</text:p>
          </table:table-cell>
          <table:table-cell table:formula="of:=[.J86]-0.5" office:value-type="float" office:value="-4" calcext:value-type="float">
            <text:p>-4</text:p>
          </table:table-cell>
          <table:table-cell table:formula="of:=[.H87]*1000000" office:value-type="float" office:value="177.268" calcext:value-type="float">
            <text:p>177.26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7" calcext:value-type="float">
            <text:p>0.000200117</text:p>
          </table:table-cell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formula="of:=[.H90]*1000000" office:value-type="float" office:value="200.117" calcext:value-type="float">
            <text:p>200.11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table:formula="of:=[.J90]+0.5" office:value-type="float" office:value="1" calcext:value-type="float">
            <text:p>1</text:p>
          </table:table-cell>
          <table:table-cell table:formula="of:=[.H91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table:formula="of:=[.J91]+0.5" office:value-type="float" office:value="1.5" calcext:value-type="float">
            <text:p>1.5</text:p>
          </table:table-cell>
          <table:table-cell table:formula="of:=[.H92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table:formula="of:=[.J92]+0.5" office:value-type="float" office:value="2" calcext:value-type="float">
            <text:p>2</text:p>
          </table:table-cell>
          <table:table-cell table:formula="of:=[.H93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table:formula="of:=[.J93]+0.5" office:value-type="float" office:value="2.5" calcext:value-type="float">
            <text:p>2.5</text:p>
          </table:table-cell>
          <table:table-cell table:formula="of:=[.H94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table:formula="of:=[.J94]+0.5" office:value-type="float" office:value="3" calcext:value-type="float">
            <text:p>3</text:p>
          </table:table-cell>
          <table:table-cell table:formula="of:=[.H95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table:formula="of:=[.J95]+0.5" office:value-type="float" office:value="3.5" calcext:value-type="float">
            <text:p>3.5</text:p>
          </table:table-cell>
          <table:table-cell table:formula="of:=[.H96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0119" calcext:value-type="float">
            <text:p>0.000200119</text:p>
          </table:table-cell>
          <table:table-cell office:value-type="string" calcext:value-type="string">
            <text:p>offset</text:p>
          </table:table-cell>
          <table:table-cell table:formula="of:=[.J96]+0.5" office:value-type="float" office:value="4" calcext:value-type="float">
            <text:p>4</text:p>
          </table:table-cell>
          <table:table-cell table:formula="of:=[.H97]*1000000" office:value-type="float" office:value="200.119" calcext:value-type="float">
            <text:p>200.11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5803" calcext:value-type="float">
            <text:p>0.000205803</text:p>
          </table:table-cell>
          <table:table-cell office:value-type="string" calcext:value-type="string">
            <text:p>offset</text:p>
          </table:table-cell>
          <table:table-cell office:value-type="float" office:value="-0.5" calcext:value-type="float">
            <text:p>-0.5</text:p>
          </table:table-cell>
          <table:table-cell table:formula="of:=[.H98]*1000000" office:value-type="float" office:value="205.803" calcext:value-type="float">
            <text:p>205.80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4712" calcext:value-type="float">
            <text:p>0.000204712</text:p>
          </table:table-cell>
          <table:table-cell office:value-type="string" calcext:value-type="string">
            <text:p>offset</text:p>
          </table:table-cell>
          <table:table-cell table:formula="of:=[.J98]-0.5" office:value-type="float" office:value="-1" calcext:value-type="float">
            <text:p>-1</text:p>
          </table:table-cell>
          <table:table-cell table:formula="of:=[.H99]*1000000" office:value-type="float" office:value="204.712" calcext:value-type="float">
            <text:p>204.71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1567" calcext:value-type="float">
            <text:p>0.000201567</text:p>
          </table:table-cell>
          <table:table-cell office:value-type="string" calcext:value-type="string">
            <text:p>offset</text:p>
          </table:table-cell>
          <table:table-cell table:formula="of:=[.J99]-0.5" office:value-type="float" office:value="-1.5" calcext:value-type="float">
            <text:p>-1.5</text:p>
          </table:table-cell>
          <table:table-cell table:formula="of:=[.H100]*1000000" office:value-type="float" office:value="201.567" calcext:value-type="float">
            <text:p>201.56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4077" calcext:value-type="float">
            <text:p>0.000204077</text:p>
          </table:table-cell>
          <table:table-cell office:value-type="string" calcext:value-type="string">
            <text:p>offset</text:p>
          </table:table-cell>
          <table:table-cell table:formula="of:=[.J100]-0.5" office:value-type="float" office:value="-2" calcext:value-type="float">
            <text:p>-2</text:p>
          </table:table-cell>
          <table:table-cell table:formula="of:=[.H101]*1000000" office:value-type="float" office:value="204.077" calcext:value-type="float">
            <text:p>204.07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328" calcext:value-type="float">
            <text:p>0.00020328</text:p>
          </table:table-cell>
          <table:table-cell office:value-type="string" calcext:value-type="string">
            <text:p>offset</text:p>
          </table:table-cell>
          <table:table-cell table:formula="of:=[.J101]-0.5" office:value-type="float" office:value="-2.5" calcext:value-type="float">
            <text:p>-2.5</text:p>
          </table:table-cell>
          <table:table-cell table:formula="of:=[.H102]*1000000" office:value-type="float" office:value="203.28" calcext:value-type="float">
            <text:p>203.2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2996" calcext:value-type="float">
            <text:p>0.000202996</text:p>
          </table:table-cell>
          <table:table-cell office:value-type="string" calcext:value-type="string">
            <text:p>offset</text:p>
          </table:table-cell>
          <table:table-cell table:formula="of:=[.J102]-0.5" office:value-type="float" office:value="-3" calcext:value-type="float">
            <text:p>-3</text:p>
          </table:table-cell>
          <table:table-cell table:formula="of:=[.H103]*1000000" office:value-type="float" office:value="202.996" calcext:value-type="float">
            <text:p>202.99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2755" calcext:value-type="float">
            <text:p>0.000202755</text:p>
          </table:table-cell>
          <table:table-cell office:value-type="string" calcext:value-type="string">
            <text:p>offset</text:p>
          </table:table-cell>
          <table:table-cell table:formula="of:=[.J103]-0.5" office:value-type="float" office:value="-3.5" calcext:value-type="float">
            <text:p>-3.5</text:p>
          </table:table-cell>
          <table:table-cell table:formula="of:=[.H104]*1000000" office:value-type="float" office:value="202.755" calcext:value-type="float">
            <text:p>202.75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table-cell office:value-type="float" office:value="0.000200101" calcext:value-type="float">
            <text:p>0.000200101</text:p>
          </table:table-cell>
          <table:table-cell office:value-type="string" calcext:value-type="string">
            <text:p>out</text:p>
          </table:table-cell>
          <table:table-cell office:value-type="float" office:value="0.000202547" calcext:value-type="float">
            <text:p>0.000202547</text:p>
          </table:table-cell>
          <table:table-cell office:value-type="string" calcext:value-type="string">
            <text:p>offset</text:p>
          </table:table-cell>
          <table:table-cell table:formula="of:=[.J104]-0.5" office:value-type="float" office:value="-4" calcext:value-type="float">
            <text:p>-4</text:p>
          </table:table-cell>
          <table:table-cell table:formula="of:=[.H105]*1000000" office:value-type="float" office:value="202.547" calcext:value-type="float">
            <text:p>202.547</text:p>
          </table:table-cell>
        </table:table-row>
      </table:table>
      <table:named-expressions/>
      <table:database-ranges>
        <table:database-range table:name="__Anonymous_Sheet_DB__0" table:target-range-address="walk_results.A90:walk_results.H10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2:46:56.092460371</dc:date>
    <meta:editing-duration>PT13M10S</meta:editing-duration>
    <meta:editing-cycles>1</meta:editing-cycles>
    <meta:document-statistic meta:table-count="1" meta:cell-count="980" meta:object-count="0"/>
    <meta:generator>LibreOffice/5.0.6.2$Linux_X86_64 LibreOffice_project/00$Build-2</meta:generator>
  </office:meta>
</office:document-meta>
</file>